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table:number-columns-repeated="2"/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4:14:34.652702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5T14:33:21.457243157</dc:date>
    <meta:editing-duration>P5DT20H55M12S</meta:editing-duration>
    <meta:editing-cycles>827</meta:editing-cycles>
    <meta:document-statistic meta:table-count="10" meta:cell-count="1950" meta:object-count="0"/>
  </office:meta>
</office:document-meta>
</file>